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gr5" style:family="graphic" style:parent-style-name="Source_20_code_5f_1">
      <style:graphic-properties fo:min-height="10.598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draw:auto-grow-height="true" fo:min-height="2.629cm"/>
    </style:style>
    <style:style style:name="pr15" style:family="presentation" style:parent-style-name="Default_20_1_5f_-outline1">
      <style:graphic-properties fo:min-height="8.884cm"/>
    </style:style>
    <style:style style:name="pr16" style:family="presentation" style:parent-style-name="Default_20_1_5f_-notes">
      <style:graphic-properties draw:fill-color="#ffffff" fo:min-height="13.364cm"/>
    </style:style>
    <style:style style:name="pr17" style:family="presentation" style:parent-style-name="Default_20_1_5f_-title">
      <style:graphic-properties fo:min-height="2.629cm"/>
    </style:style>
    <style:style style:name="pr18" style:family="presentation" style:parent-style-name="Default_20_2-title">
      <style:graphic-properties fo:min-height="4.5cm"/>
    </style:style>
    <style:style style:name="pr19" style:family="presentation" style:parent-style-name="Default_20_2-outline1">
      <style:graphic-properties fo:min-height="4.413cm"/>
    </style:style>
    <style:style style:name="pr20" style:family="presentation" style:parent-style-name="Default_20_2-notes">
      <style:graphic-properties draw:fill-color="#ffffff" fo:min-height="13.364cm"/>
    </style:style>
    <style:style style:name="pr21" style:family="presentation" style:parent-style-name="Default_20_3-notes">
      <style:graphic-properties draw:fill-color="#ffffff" draw:auto-grow-height="true" fo:min-height="13.364cm"/>
    </style:style>
    <style:style style:name="pr2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style:paragraph-properties fo:text-align="center"/>
    </style:style>
    <style:style style:name="P9" style:family="paragraph">
      <loext:graphic-properties draw:fill-color="#ffffff"/>
      <style:text-properties fo:font-size="20pt"/>
    </style:style>
    <style:style style:name="P10" style:family="paragraph">
      <style:text-properties fo:font-style="italic" style:font-style-asian="italic" style:font-style-complex="italic"/>
    </style:style>
    <style:style style:name="P11" style:family="paragraph">
      <loext:graphic-properties draw:fill="none" draw:fill-color="#ffffff"/>
      <style:paragraph-properties fo:text-align="center"/>
      <style:text-properties style:font-name="LM Mono 9" fo:font-size="20pt" style:font-size-asian="20pt" style:font-size-complex="20pt"/>
    </style:style>
    <style:style style:name="P12" style:family="paragraph">
      <style:paragraph-properties fo:margin-left="0cm" fo:margin-right="0cm" fo:margin-top="0.406cm" fo:margin-bottom="0cm" fo:text-indent="0cm"/>
    </style:style>
    <style:style style:name="P13" style:family="paragraph">
      <style:text-properties fo:color="#008000" style:font-name="0" fo:font-size="16pt" fo:font-style="normal" fo:font-weight="normal" style:font-style-asian="normal" style:font-weight-asian="normal" style:font-name-complex="0" style:font-style-complex="normal" style:font-weight-complex="normal"/>
    </style:style>
    <style:style style:name="P14" style:family="paragraph">
      <style:text-properties fo:color="#008000" style:font-name="0" fo:font-size="16pt" fo:font-style="normal" fo:font-weight="bold" style:font-style-asian="normal" style:font-weight-asian="bold" style:font-name-complex="0" style:font-style-complex="normal" style:font-weight-complex="bold"/>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style:font-name="Source Sans Pro3" fo:font-style="italic" style:font-style-asian="italic" style:font-style-complex="italic"/>
    </style:style>
    <style:style style:name="T7" style:family="text">
      <style:text-properties style:font-name="Source Sans Pro3" fo:font-style="normal" style:font-style-asian="normal" style:font-style-complex="normal"/>
    </style:style>
    <style:style style:name="T8" style:family="text">
      <style:text-properties fo:color="#008000" fo:font-weight="bold" style:font-weight-asian="bold" style:font-weight-complex="bold"/>
    </style:style>
    <style:style style:name="T9" style:family="text">
      <style:text-properties fo:color="#7d9029"/>
    </style:style>
    <style:style style:name="T10" style:family="text">
      <style:text-properties fo:color="#ba2121"/>
    </style:style>
    <style:style style:name="T11" style:family="text">
      <style:text-properties fo:color="#408080" fo:font-style="italic" style:font-style-asian="italic" style:font-style-complex="italic"/>
    </style:style>
    <style:style style:name="T12" style:family="text">
      <style:text-properties fo:color="#008000" style:font-name="Source Sans Pro3" fo:font-size="24pt" fo:font-weight="bold" style:font-size-asian="24pt" style:font-weight-asian="bold" style:font-size-complex="24pt" style:font-weight-complex="bold"/>
    </style:style>
    <style:style style:name="T13" style:family="text">
      <style:text-properties fo:color="#7d9029" style:font-name="Source Sans Pro3" fo:font-size="24pt" style:font-size-asian="24pt" style:font-size-complex="24pt"/>
    </style:style>
    <style:style style:name="T14" style:family="text">
      <style:text-properties fo:color="#ba2121" style:font-name="Source Sans Pro3" fo:font-size="24pt" style:font-size-asian="24pt" style:font-size-complex="24pt"/>
    </style:style>
    <style:style style:name="T15" style:family="text">
      <style:text-properties fo:color="#ba2121" style:font-name="Source Sans Pro3" fo:font-size="24pt" fo:font-style="normal" style:font-size-asian="24pt" style:font-style-asian="normal" style:font-size-complex="24pt" style:font-style-complex="normal"/>
    </style:style>
    <style:style style:name="T16" style:family="text">
      <style:text-properties fo:color="#008000" style:font-name="Source Sans Pro3" fo:font-size="24pt" fo:font-weight="normal" style:font-size-asian="24pt" style:font-weight-asian="normal" style:font-size-complex="24pt" style:font-weight-complex="normal"/>
    </style:style>
    <style:style style:name="T17" style:family="text">
      <style:text-properties style:font-name="Source Sans Pro3" fo:font-size="24pt" fo:font-weight="normal" style:font-size-asian="24pt" style:font-weight-asian="normal" style:font-size-complex="24pt" style:font-weight-complex="normal"/>
    </style:style>
    <style:style style:name="T18" style:family="text">
      <style:text-properties fo:color="#7d9029" style:font-name="Source Sans Pro3" fo:font-size="24pt" fo:font-weight="normal" style:font-size-asian="24pt" style:font-weight-asian="normal" style:font-size-complex="24pt" style:font-weight-complex="normal"/>
    </style:style>
    <style:style style:name="T19" style:family="text">
      <style:text-properties fo:color="#ba2121" style:font-name="Source Sans Pro3" fo:font-size="24pt" fo:font-weight="normal" style:font-size-asian="24pt" style:font-weight-asian="normal" style:font-size-complex="24pt" style:font-weight-complex="normal"/>
    </style:style>
    <style:style style:name="T20" style:family="text">
      <style:text-properties fo:color="#ba2121" style:font-name="Source Sans Pro3" fo:font-size="24pt" fo:font-style="normal" fo:font-weight="normal" style:font-size-asian="24pt" style:font-style-asian="normal" style:font-weight-asian="normal" style:font-size-complex="24pt" style:font-style-complex="normal" style:font-weight-complex="normal"/>
    </style:style>
    <style:style style:name="T21" style:family="text">
      <style:text-properties fo:color="#000000" style:font-name="Source Sans Pro3" fo:font-size="24pt" fo:font-weight="normal" style:font-size-asian="24pt" style:font-weight-asian="normal" style:font-size-complex="24pt" style:font-weight-complex="normal"/>
    </style:style>
    <style:style style:name="T22" style:family="text">
      <style:text-properties fo:font-style="italic" style:font-size-asian="32pt" style:font-size-complex="32pt"/>
    </style:style>
    <style:style style:name="T23" style:family="text">
      <style:text-properties fo:font-style="normal" fo:font-weight="normal" style:font-size-asian="32pt" style:font-style-asian="normal" style:font-weight-asian="normal" style:font-size-complex="32pt" style:font-style-complex="normal" style:font-weight-complex="normal"/>
    </style:style>
    <style:style style:name="T24" style:family="text">
      <style:text-properties fo:font-style="italic" style:font-style-asian="italic" style:font-style-complex="italic"/>
    </style:style>
    <style:style style:name="T25" style:family="text">
      <style:text-properties style:text-position="super 58%"/>
    </style:style>
    <style:style style:name="T26" style:family="text">
      <style:text-properties fo:font-style="normal" style:font-style-asian="normal" style:font-style-complex="normal"/>
    </style:style>
    <style:style style:name="T27" style:family="text">
      <style:text-properties style:font-name="LM Mono 9" fo:font-size="20pt" style:font-size-asian="20pt" style:font-size-complex="20pt"/>
    </style:style>
    <style:style style:name="T28"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32" style:family="text">
      <style:text-properties fo:color="#008000" style:font-name="0" fo:font-size="16pt" fo:font-weight="bold" style:font-weight-asian="bold" style:font-name-complex="0" style:font-weight-complex="bold"/>
    </style:style>
    <style:style style:name="T33" style:family="text">
      <style:text-properties fo:color="#000000" style:font-name="0" fo:font-size="16pt" fo:font-weight="normal" style:font-weight-asian="normal" style:font-name-complex="0" style:font-weight-complex="normal"/>
    </style:style>
    <style:style style:name="T34" style:family="text">
      <style:text-properties fo:color="#7d9029" style:font-name="0" fo:font-size="16pt" fo:font-weight="normal" style:font-weight-asian="normal" style:font-name-complex="0" style:font-weight-complex="normal"/>
    </style:style>
    <style:style style:name="T35" style:family="text">
      <style:text-properties fo:color="#ba2121" style:font-name="0" fo:font-size="16pt" fo:font-weight="normal" style:font-weight-asian="normal" style:font-name-complex="0"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unattended installation/upgrade of openSUSE/SUSE systems</text:span></text:p>
              </text:list-item>
              <text:list-item>
                <text:p><text:span text:style-name="T5">Allow configuration of already installed systems</text:span></text:p>
              </text:list-item>
              <text:list-item>
                <text:p><text:span text:style-name="T5">It takes a description (know as a </text:span><text:span text:style-name="T6">profile</text:span><text:span text:style-name="T7">)...</text:span></text:p>
              </text:list-item>
              <text:list-item>
                <text:p><text:span text:style-name="T5">… </text:span><text:span text:style-name="T5">and it </text:span><text:span text:style-name="T6">drives</text:span><text:span text:style-name="T5"> YaST to setup the system</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layer="layout" svg:width="26.168cm" svg:height="10.848cm" svg:x="0.952cm" svg:y="3.89cm">
          <draw:text-box>
            <text:p><text:span text:style-name="T8">&lt;profile</text:span> <text:span text:style-name="T9">xmlns=</text:span><text:span text:style-name="T10">"http://www.suse.com/1.0/yast2ns"</text:span> <text:span text:style-name="T9">xmlns:config=</text:span><text:span text:style-name="T10">"http://www.suse.com/1.0/configns"</text:span><text:span text:style-name="T8">&gt;</text:span></text:p>
            <text:p><text:s text:c="2"/><text:span text:style-name="T8">&lt;partitioning</text:span> <text:span text:style-name="T9">config:type=</text:span><text:span text:style-name="T10">"list"</text:span><text:span text:style-name="T8">&gt;</text:span></text:p>
            <text:p><text:s text:c="4"/><text:span text:style-name="T11">&lt;!-- Partitioning schema --&gt;</text:span></text:p>
            <text:p><text:s text:c="2"/><text:span text:style-name="T8">&lt;/partitioning&gt;</text:span></text:p>
            <text:p><text:s text:c="2"/><text:span text:style-name="T8">&lt;software&gt;</text:span></text:p>
            <text:p><text:s text:c="4"/><text:span text:style-name="T11">&lt;!-- Software selection --&gt;</text:span></text:p>
            <text:p><text:s text:c="2"/><text:span text:style-name="T8">&lt;/software&gt;</text:span></text:p>
            <text:p><text:s text:c="2"/><text:span text:style-name="T8">&lt;networking&gt;</text:span></text:p>
            <text:p><text:s text:c="4"/><text:span text:style-name="T11">&lt;!-- Network configuration --&gt;</text:span></text:p>
            <text:p><text:s text:c="2"/><text:span text:style-name="T8">&lt;/networking&gt;</text:span></text:p>
            <text:p><text:s text:c="2"/><text:span text:style-name="T8">&lt;scripts&gt;</text:span></text:p>
            <text:p><text:s text:c="4"/><text:span text:style-name="T11">&lt;!-- Scripts to be executed pre/during/after installation--&gt;</text:span></text:p>
            <text:p><text:s text:c="2"/><text:span text:style-name="T8">&lt;/scripts&gt;</text:span></text:p>
            <text:p><text:span text:style-name="T8">&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layer="layout" svg:width="25.825cm" svg:height="9.442cm" svg:x="1.4cm" svg:y="3.922cm">
          <draw:text-box>
            <text:p><text:span text:style-name="T8">&lt;profile</text:span> <text:span text:style-name="T9">xmlns=</text:span><text:span text:style-name="T10">"http://www.suse.com/1.0/yast2ns"</text:span> <text:span text:style-name="T9">xmlns:config=</text:span><text:span text:style-name="T10">"http://www.suse.com/1.0/configns"</text:span><text:span text:style-name="T8">&gt;</text:span></text:p>
            <text:p><text:s text:c="2"/><text:span text:style-name="T8">&lt;users</text:span> <text:span text:style-name="T9">config:type=</text:span><text:span text:style-name="T10">"list"</text:span><text:span text:style-name="T8">&gt;</text:span></text:p>
            <text:p><text:s text:c="4"/><text:span text:style-name="T8">&lt;user&gt;</text:span></text:p>
            <text:p><text:s text:c="6"/><text:span text:style-name="T8">&lt;encrypted</text:span> <text:span text:style-name="T9">config:type=</text:span><text:span text:style-name="T10">"boolean"</text:span><text:span text:style-name="T8">&gt;</text:span>false<text:span text:style-name="T8">&lt;/encrypted&gt;</text:span></text:p>
            <text:p><text:s text:c="6"/><text:span text:style-name="T8">&lt;fullname&gt;</text:span>root<text:span text:style-name="T8">&lt;/fullname&gt;</text:span></text:p>
            <text:p><text:s text:c="6"/><text:span text:style-name="T8">&lt;gid&gt;</text:span>0<text:span text:style-name="T8">&lt;/gid&gt;</text:span></text:p>
            <text:p><text:s text:c="6"/><text:span text:style-name="T8">&lt;home&gt;</text:span>/root<text:span text:style-name="T8">&lt;/home&gt;</text:span></text:p>
            <text:p><text:s text:c="6"/><text:span text:style-name="T8">&lt;shell&gt;</text:span>/bin/bash<text:span text:style-name="T8">&lt;/shell&gt;</text:span></text:p>
            <text:p><text:s text:c="6"/><text:span text:style-name="T8">&lt;user_password&gt;</text:span>nots3cr3t<text:span text:style-name="T8">&lt;/user_password&gt;</text:span></text:p>
            <text:p><text:s text:c="6"/><text:span text:style-name="T8">&lt;username&gt;</text:span>root<text:span text:style-name="T8">&lt;/username&gt;</text:span></text:p>
            <text:p><text:s text:c="4"/><text:span text:style-name="T8">&lt;/user&gt;</text:span></text:p>
            <text:p><text:s text:c="2"/><text:span text:style-name="T8">&lt;/users&gt;</text:span></text:p>
            <text:p><text:span text:style-name="T8">&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Simple Values</text:span></text:p>
          </draw:text-box>
        </draw:frame>
        <draw:frame presentation:style-name="pr8" draw:text-style-name="P7" draw:layer="layout" svg:width="25.199cm" svg:height="10.79cm" svg:x="1.4cm" svg:y="3.685cm" presentation:class="outline" presentation:user-transformed="true">
          <draw:text-box>
            <text:p text:style-name="P8"><text:span text:style-name="T12">&lt;element</text:span><text:span text:style-name="T3"> </text:span><text:span text:style-name="T13">config:type=</text:span><text:span text:style-name="T14">"</text:span><text:span text:style-name="T15">TYPE</text:span><text:span text:style-name="T14">"</text:span><text:span text:style-name="T12">&gt;</text:span><text:span text:style-name="T3">VALUE</text:span><text:span text:style-name="T12">&lt;/element&gt; </text:span></text:p>
            <text:p text:style-name="P8"><text:span text:style-name="T12"/></text:p>
            <text:list text:style-name="L2">
              <text:list-item>
                <text:p><text:span text:style-name="T5">XML using an special attribute to specify the type</text:span></text:p>
              </text:list-item>
              <text:list-item>
                <text:p><text:span text:style-name="T5">Supported types are </text:span><text:span text:style-name="T6">integer</text:span><text:span text:style-name="T5">, </text:span><text:span text:style-name="T6">boolean</text:span><text:span text:style-name="T5">, </text:span><text:span text:style-name="T6">symbol</text:span><text:span text:style-name="T5"> and </text:span><text:span text:style-name="T6">list</text:span></text:p>
              </text:list-item>
              <text:list-item>
                <text:p><text:span text:style-name="T5">Check the documentation</text:span><text:span text:style-name="T3"> to see which type applies</text:span></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9"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Lists</text:span></text:p>
          </draw:text-box>
        </draw:frame>
        <draw:frame presentation:style-name="pr8" draw:text-style-name="P7" draw:layer="layout" svg:width="25.199cm" svg:height="10.79cm" svg:x="1.4cm" svg:y="3.685cm" presentation:class="outline" presentation:user-transformed="true">
          <draw:text-box>
            <text:p text:style-name="P5"><text:span text:style-name="T16">&lt;packages</text:span><text:span text:style-name="T17"> </text:span><text:span text:style-name="T18">config:type=</text:span><text:span text:style-name="T19">"</text:span><text:span text:style-name="T20">list</text:span><text:span text:style-name="T19">"</text:span><text:span text:style-name="T16">&gt;</text:span></text:p>
            <text:p text:style-name="P5"><text:span text:style-name="T16"><text:s text:c="2"/></text:span><text:span text:style-name="T16">&lt;listentry&gt;</text:span><text:span text:style-name="T21">ruby2.5</text:span><text:span text:style-name="T16">&lt;/listentry&gt; </text:span></text:p>
            <text:p text:style-name="P5"><text:span text:style-name="T16"><text:s text:c="2"/></text:span><text:span text:style-name="T16">&lt;listentry&gt;</text:span><text:span text:style-name="T21">git</text:span><text:span text:style-name="T16">&lt;/listentry&gt; </text:span></text:p>
            <text:p text:style-name="P5"><text:span text:style-name="T16">&lt;/packages&gt;</text:span></text:p>
            <text:list text:style-name="L2">
              <text:list-item>
                <text:p><text:span text:style-name="T5">In some cases, </text:span><text:span text:style-name="T6">&lt;listentry&gt;</text:span><text:span text:style-name="T5"> can be replaced with some meaningful name (like </text:span><text:span text:style-name="T6">&lt;user&gt;</text:span><text:span text:style-name="T5">)</text:span></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loning tool</text:p>
                  </text:list-item>
                </text:list>
              </text:list-item>
            </text:list>
          </draw:text-box>
        </draw:frame>
        <presentation:notes draw:style-name="dp2">
          <draw:page-thumbnail draw:style-name="gr1" draw:layer="layout" svg:width="0.001cm" svg:height="0.001cm" svg:x="0cm" svg:y="2.257cm" draw:page-number="8" presentation:class="page"/>
          <draw:frame presentation:style-name="pr11" draw:text-style-name="P9"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22">autoyast2</text:span><text:span text:style-name="T23"> package</text:span></text:p>
              </text:list-item>
              <text:list-item>
                <text:p>Start YaST and open the <text:span text:style-name="T24">Autoinstallation 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9" presentation:class="page"/>
          <draw:frame presentation:style-name="pr11" draw:text-style-name="P9" draw:layer="layout" svg:width="16.799cm" svg:height="13.364cm" svg:x="2.1cm" svg:y="14.107cm" presentation:class="notes" presentation:placeholder="true">
            <draw:text-box/>
          </draw:frame>
        </presentation:notes>
      </draw:page>
      <draw:page draw:name="page1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The installer retrieves and imports the profile</text:p>
              </text:list-item>
              <text:list-item>
                <text:p>System installation</text:p>
              </text:list-item>
              <text:list-item>
                <text:p>Reboot</text:p>
              </text:list-item>
              <text:list-item>
                <text:p>Additional configuration (a.k.a. 2<text:span text:style-name="T25">nd</text:span> Stage)</text:p>
              </text:list-item>
            </text:list>
          </draw:text-box>
        </draw:frame>
        <presentation:notes draw:style-name="dp2">
          <draw:page-thumbnail draw:style-name="gr1" draw:layer="layout" svg:width="0.001cm" svg:height="0.001cm" svg:x="0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10" draw:layer="layout" svg:width="25.199cm" svg:height="6.082cm" svg:x="1.4cm" svg:y="3.685cm" presentation:class="outline" presentation:user-transformed="true">
          <draw:text-box>
            <text:list text:style-name="L2">
              <text:list-item>
                <text:p><text:span text:style-name="T24">autoyast</text:span><text:span text:style-name="T26"> is used to specify the profile URL</text:span></text:p>
              </text:list-item>
              <text:list-item>
                <text:p><text:span text:style-name="T26">Several URL schemas are </text:span><text:span text:style-name="T26"><text:a xlink:href="https://susedoc.github.io/doc-sle/develop/SLES-autoyast/html/Invoking.html#Commandline.ay" xlink:type="simple">supported</text:a></text:span><text:span text:style-name="T26"><text:s/>(file, device, http(s), ftp, nfs, usb, label, etc.)</text:span></text:p>
              </text:list-item>
              <text:list-item>
                <text:p><text:span text:style-name="T26">When network is required, do not forget to add the </text:span><text:span text:style-name="T24">ifcfg</text:span><text:span text:style-name="T26"> option</text:span></text:p>
              </text:list-item>
            </text:list>
          </draw:text-box>
        </draw:frame>
        <draw:frame draw:style-name="gr4" draw:text-style-name="P11" draw:layer="layout" svg:width="26.028cm" svg:height="1.52cm" svg:x="1.014cm" svg:y="10.474cm">
          <draw:text-box>
            <text:p text:style-name="P8"><text:span text:style-name="T27">autoyast=http://192.168.122.1/autoinst.xml ifcfg=eth0=dhcp</text:span></text:p>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trieving and Importing a Profile</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 rules system is in place for advanced use cases</text:p>
              </text:list-item>
              <text:list-item>
                <text:p>AutoYaST reads settings from the profile...</text:p>
              </text:list-item>
              <text:list-item>
                <text:p>… and proposes default values for all missing settings</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1<text:span text:style-name="T25">st</text:span> Stage: Installation</text:p>
          </draw:text-box>
        </draw:frame>
        <draw:frame presentation:style-name="pr8" draw:layer="layout" svg:width="25.199cm" svg:height="9.134cm" svg:x="1.4cm" svg:y="3.685cm" presentation:class="outline">
          <draw:text-box>
            <text:list text:style-name="L2">
              <text:list-item>
                <text:p>Configure several basic settings:</text:p>
                <text:list>
                  <text:list-item>
                    <text:p>Language</text:p>
                  </text:list-item>
                  <text:list-item>
                    <text:p>Network (partially)</text:p>
                  </text:list-item>
                  <text:list-item>
                    <text:p>Bootloader</text:p>
                  </text:list-item>
                  <text:list-item>
                    <text:p>Partitioning</text:p>
                  </text:list-item>
                  <text:list-item>
                    <text:p>...</text:p>
                  </text:list-item>
                </text:list>
              </text:list-item>
              <text:list-item>
                <text:p>Software Installation</text:p>
              </text:list-item>
            </text:list>
          </draw:text-box>
        </draw:frame>
        <presentation:notes draw:style-name="dp2">
          <draw:page-thumbnail draw:style-name="gr1"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25">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Additional services configuration</text:p>
              </text:list-item>
              <text:list-item>
                <text:p>Optional</text:p>
              </text:list-item>
              <text:list-item>
                <text:p>Slowly moving stuff to 1<text:span text:style-name="T25">st</text:span> stage</text:p>
              </text:list-item>
            </text:list>
          </draw:text-box>
        </draw:frame>
        <presentation:notes draw:style-name="dp2">
          <draw:page-thumbnail draw:style-name="gr1" draw:layer="layout" svg:width="0.001cm" svg:height="0.001cm" svg:x="0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page16"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
          </draw:text-box>
        </draw:frame>
        <presentation:notes draw:style-name="dp2">
          <draw:page-thumbnail draw:style-name="gr1" draw:layer="layout" svg:width="0.001cm" svg:height="0.001cm" svg:x="0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Before we start</text:p>
          </draw:text-box>
        </draw:frame>
        <draw:frame presentation:style-name="pr13" draw:layer="layout" svg:width="25.199cm" svg:height="9.134cm" svg:x="1.4cm" svg:y="3.685cm" presentation:class="outline">
          <draw:text-box>
            <text:list text:style-name="L2">
              <text:list-item>
                <text:p><text:span text:style-name="T26">Check out the </text:span><text:span text:style-name="T26"><text:a xlink:href="https://susedoc.github.io/doc-sle/develop/opensuse-autoyast/single-html/" xlink:type="simple">AutoYaST draft documentation</text:a></text:span></text:p>
              </text:list-item>
              <text:list-item>
                <text:p><text:span text:style-name="T28">Download the base profile from </text:span><text:span text:style-name="T28"><text:a xlink:href="https://bit.ly/2x7gYWV" xlink:type="simple">https://bit.ly/2x7gYWV</text:a></text:span></text:p>
              </text:list-item>
            </text:list>
          </draw:text-box>
        </draw:frame>
        <presentation:notes draw:style-name="dp2">
          <draw:page-thumbnail draw:style-name="gr1" draw:layer="layout" svg:width="0.001cm" svg:height="0.001cm" svg:x="0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24">&lt;language&gt;</text:span><text:span text:style-name="T26">, </text:span><text:span text:style-name="T24">&lt;keyboard&gt;</text:span><text:span text:style-name="T26"> and </text:span><text:span text:style-name="T24">&lt;timezone&gt;</text:span><text:span text:style-name="T26"> sections allow to set country related configuration</text:span></text:p>
              </text:list-item>
              <text:list-item>
                <text:p><text:span text:style-name="T26">Language uses the ISO code (</text:span><text:span text:style-name="T24">en_US</text:span><text:span text:style-name="T26">, </text:span><text:span text:style-name="T24">cs_CZ</text:span><text:span text:style-name="T26">, etc.)</text:span></text:p>
              </text:list-item>
              <text:list-item>
                <text:p><text:span text:style-name="T26">Keyboard values are defined at </text:span><text:span text:style-name="T24">/usr/share/YaST2/data/keyboard_raw.ycp</text:span></text:p>
              </text:list-item>
              <text:list-item>
                <text:p><text:span text:style-name="T26">Time zone uses the typical name (</text:span><text:span text:style-name="T24">Atlantic/Canary</text:span><text:span text:style-name="T26">)</text:span></text:p>
              </text:list-item>
              <text:list-item>
                <text:p><text:span text:style-name="T26">See </text:span><text:span text:style-name="T26"><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9"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1: Setting Country Configuration</text:p>
          </draw:text-box>
        </draw:frame>
        <draw:frame presentation:style-name="pr13" draw:layer="layout" svg:width="25.199cm" svg:height="9.134cm" svg:x="1.4cm" svg:y="3.685cm" presentation:class="outline">
          <draw:text-box>
            <text:list text:style-name="L2">
              <text:list-item>
                <text:p><text:span text:style-name="T26">Add the country configuration which fits you</text:span></text:p>
              </text:list-item>
            </text:list>
          </draw:text-box>
        </draw:frame>
        <presentation:notes draw:style-name="dp2">
          <draw:page-thumbnail draw:style-name="gr1" draw:layer="layout" svg:width="0.001cm" svg:height="0.001cm" svg:x="0cm" svg:y="2.257cm" draw:page-number="20" presentation:class="page"/>
          <draw:frame presentation:style-name="pr9" draw:text-style-name="P9"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he <text:span text:style-name="T24">&lt;software&gt;</text:span><text:span text:style-name="T26"> section allows to select which software should be installed</text:span></text:p>
              </text:list-item>
              <text:list-item>
                <text:p><text:span text:style-name="T26">The user can specify </text:span><text:span text:style-name="T24">patterns</text:span><text:span text:style-name="T29"> and </text:span><text:span text:style-name="T30">packages</text:span></text:p>
              </text:list-item>
              <text:list-item>
                <text:p><text:span text:style-name="T29">When a package is included in a pattern, it is not listed</text:span></text:p>
              </text:list-item>
              <text:list-item>
                <text:p><text:span text:style-name="T29">SUSE Linux Enteprise has an additional </text:span><text:span text:style-name="T30">&lt;products&gt;</text:span><text:span text:style-name="T29"> section</text:span></text:p>
              </text:list-item>
              <text:list-item>
                <text:p><text:span text:style-name="T29">See </text:span><text:span text:style-name="T29"><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21" presentation:class="page"/>
          <draw:frame presentation:style-name="pr9" draw:text-style-name="P9"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Adding Some Software</text:p>
          </draw:text-box>
        </draw:frame>
        <draw:frame presentation:style-name="pr13" draw:layer="layout" svg:width="25.199cm" svg:height="9.134cm" svg:x="1.4cm" svg:y="3.685cm" presentation:class="outline">
          <draw:text-box>
            <text:list text:style-name="L2">
              <text:list-item>
                <text:p><text:span text:style-name="T29">Check your base system patterns</text:span></text:p>
              </text:list-item>
              <text:list-item>
                <text:p><text:span text:style-name="T29">Select your preferred shell and desktop environment</text:span></text:p>
              </text:list-item>
              <text:list-item>
                <text:p><text:span text:style-name="T29">Hint: </text:span><text:span text:style-name="T30">zypper se -t pattern</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9"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he <text:span text:style-name="T24">&lt;users&gt;</text:span><text:span text:style-name="T26"> and </text:span><text:span text:style-name="T24">&lt;groups&gt;</text:span><text:span text:style-name="T26"> section allow to define users and groups</text:span></text:p>
              </text:list-item>
              <text:list-item>
                <text:p>Only username and password are mandatory</text:p>
              </text:list-item>
              <text:list-item>
                <text:p>Watch out for duplicated IDs</text:p>
              </text:list-item>
              <text:list-item>
                <text:p><text:span text:style-name="T26">See </text:span><text:span text:style-name="T26"><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3" presentation:class="page"/>
          <draw:frame presentation:style-name="pr9" draw:text-style-name="P9"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ext:span text:style-name="T31">Exercise 3: </text:span>Setting Up Our User Account</text:p>
          </draw:text-box>
        </draw:frame>
        <draw:frame presentation:style-name="pr13" draw:layer="layout" svg:width="25.199cm" svg:height="9.134cm" svg:x="1.4cm" svg:y="3.685cm" presentation:class="outline">
          <draw:text-box>
            <text:list text:style-name="L2">
              <text:list-item>
                <text:p><text:span text:style-name="T26">Add your own user account</text:span></text:p>
              </text:list-item>
              <text:list-item>
                <text:p><text:span text:style-name="T26">Do not forget to adjust the shell to the one you installed</text:span></text:p>
              </text:list-item>
            </text:list>
          </draw:text-box>
        </draw:frame>
        <presentation:notes draw:style-name="dp2">
          <draw:page-thumbnail draw:style-name="gr1" draw:layer="layout" svg:width="0.001cm" svg:height="0.001cm" svg:x="0cm" svg:y="2.257cm" draw:page-number="24" presentation:class="page"/>
          <draw:frame presentation:style-name="pr9" draw:text-style-name="P9"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26"> support has been reimplemented for openSUSE Leap 15.0 (and SUSE Linux Enterprise 15)</text:span></text:p>
              </text:list-item>
              <text:list-item>
                <text:p><text:span text:style-name="T26">It (re)uses the same approach than the new storage layer</text:span></text:p>
              </text:list-item>
              <text:list-item>
                <text:p><text:span text:style-name="T26">When it is not defined, it uses the guided proposal</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9"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2"><text:span text:style-name="T30">&lt;partitioning&gt;</text:span><text:span text:style-name="T29"> defines a </text:span><text:span text:style-name="T30">&lt;drive&gt;</text:span><text:span text:style-name="T29"> section for each device</text:span></text:p>
              </text:list-item>
              <text:list-item>
                <text:p text:style-name="P12"><text:span text:style-name="T29">Each </text:span><text:span text:style-name="T30">&lt;drive&gt;</text:span><text:span text:style-name="T29"> contains a set of partitions</text:span></text:p>
              </text:list-item>
              <text:list-item>
                <text:p><text:span text:style-name="T29">A </text:span><text:span text:style-name="T30">&lt;drive&gt;</text:span><text:span text:style-name="T29"> can be a physical drive or a logical one (like an LVM volume group)</text:span></text:p>
              </text:list-item>
              <text:list-item>
                <text:p><text:span text:style-name="T29">See </text:span><text:span text:style-name="T29"><text:a xlink:href="https://susedoc.github.io/doc-sle/develop/opensuse-autoyast/html/configuration.html#ay.auto_partitioning" xlink:type="simple">Automated Partitioning</text:a></text:span></text:p>
              </text:list-item>
            </text:list>
          </draw:text-box>
        </draw:frame>
        <presentation:notes draw:style-name="dp2">
          <draw:page-thumbnail draw:style-name="gr1" draw:layer="layout" svg:width="0.001cm" svg:height="0.001cm" svg:x="0cm" svg:y="2.257cm" draw:page-number="26" presentation:class="page"/>
          <draw:frame presentation:style-name="pr9" draw:text-style-name="P9"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4: Adjusting the Partitions Layout</text:p>
          </draw:text-box>
        </draw:frame>
        <draw:frame presentation:style-name="pr13" draw:layer="layout" svg:width="25.199cm" svg:height="9.134cm" svg:x="1.4cm" svg:y="3.685cm" presentation:class="outline">
          <draw:text-box>
            <text:list text:style-name="L2">
              <text:list-item>
                <text:p><text:span text:style-name="T26">Let’s try to define the following partitioning layout</text:span></text:p>
                <text:list>
                  <text:list-item>
                    <text:p><text:span text:style-name="T26">10GiB </text:span><text:span text:style-name="T24">Btrfs</text:span><text:span text:style-name="T29"> filesystem partition for root (/)</text:span></text:p>
                  </text:list-item>
                  <text:list-item>
                    <text:p><text:span text:style-name="T29">512MiB for swap</text:span></text:p>
                  </text:list-item>
                  <text:list-item>
                    <text:p><text:span text:style-name="T29">The remaining space should be assigned to an </text:span><text:span text:style-name="T30">ext4</text:span><text:span text:style-name="T29"> filesystem to be used as </text:span><text:span text:style-name="T30">/home</text:span></text:p>
                  </text:list-item>
                </text:list>
              </text:list-item>
            </text:list>
          </draw:text-box>
        </draw:frame>
        <presentation:notes draw:style-name="dp2">
          <draw:page-thumbnail draw:style-name="gr1" draw:layer="layout" svg:width="0.001cm" svg:height="0.001cm" svg:x="0cm" svg:y="2.257cm" draw:page-number="27" presentation:class="page"/>
          <draw:frame presentation:style-name="pr9" draw:text-style-name="P9"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5: Configuring the Network</text:p>
          </draw:text-box>
        </draw:frame>
        <draw:frame presentation:style-name="pr15" draw:layer="layout" svg:width="25.199cm" svg:height="9.134cm" svg:x="1.4cm" svg:y="3.685cm" presentation:class="outline" presentation:placeholder="true" presentation:user-transformed="true">
          <draw:text-box/>
        </draw:frame>
        <presentation:notes draw:style-name="dp2">
          <draw:page-thumbnail draw:style-name="gr1" draw:layer="layout" svg:width="0.001cm" svg:height="0.001cm" svg:x="0cm" svg:y="2.257cm" draw:page-number="28" presentation:class="page"/>
          <draw:frame presentation:style-name="pr16" draw:text-style-name="P4" draw:layer="layout" svg:width="16.799cm" svg:height="13.364cm" svg:x="2.1cm" svg:y="14.107cm" presentation:class="notes" presentation:placeholder="true">
            <draw:text-box/>
          </draw:frame>
        </presentation:notes>
      </draw:page>
      <draw:page draw:name="page29"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6: Opening the SSH service</text:p>
          </draw:text-box>
        </draw:frame>
        <draw:frame presentation:style-name="pr15"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list-item>
                  <text:list-item>
                    <text:p>Open the firewall</text:p>
                    <text:p/>
                  </text:list-item>
                </text:list>
              </text:list-item>
            </text:list>
          </draw:text-box>
        </draw:frame>
        <presentation:notes draw:style-name="dp2">
          <draw:page-thumbnail draw:style-name="gr1" draw:layer="layout" svg:width="0.001cm" svg:height="0.001cm" svg:x="0cm" svg:y="2.257cm" draw:page-number="29" presentation:class="page"/>
          <draw:frame presentation:style-name="pr16" draw:text-style-name="P4" draw:layer="layout" svg:width="16.799cm" svg:height="13.364cm" svg:x="2.1cm" svg:y="14.107cm" presentation:class="notes" presentation:placeholder="true">
            <draw:text-box/>
          </draw:frame>
        </presentation:notes>
      </draw:page>
      <draw:page draw:name="page3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0" presentation:class="page"/>
          <draw:frame presentation:style-name="pr6" draw:text-style-name="P4"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1" presentation:class="page"/>
          <draw:frame presentation:style-name="pr9" draw:text-style-name="P4" draw:layer="layout" svg:width="16.799cm" svg:height="13.364cm" svg:x="2.1cm" svg:y="14.107cm" presentation:class="notes" presentation:placeholder="true">
            <draw:text-box/>
          </draw:frame>
        </presentation:notes>
      </draw:page>
      <draw:page draw:name="page32"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presentation:user-transformed="true">
          <draw:text-box>
            <text:p>Asking Questions: Example</text:p>
          </draw:text-box>
        </draw:frame>
        <draw:frame draw:style-name="gr5" draw:text-style-name="P13" draw:layer="layout" svg:width="26.168cm" svg:height="10.848cm" svg:x="0.952cm" svg:y="3.89cm">
          <draw:text-box>
            <text:p><text:span text:style-name="T32">&lt;ask&gt;</text:span></text:p>
            <text:p><text:span text:style-name="T32"><text:s text:c="2"/></text:span><text:span text:style-name="T32">&lt;title&gt;Country Settings&lt;/title&gt;</text:span></text:p>
            <text:p><text:span text:style-name="T32"><text:s text:c="2"/></text:span><text:span text:style-name="T32">&lt;question&gt;</text:span><text:span text:style-name="T33">Which keymap will you use?</text:span><text:span text:style-name="T32">&lt;/question&gt;</text:span></text:p>
            <text:p><text:span text:style-name="T32"><text:s text:c="2"/></text:span><text:span text:style-name="T32">&lt;pathlist </text:span><text:span text:style-name="T34">config:type=</text:span><text:span text:style-name="T35">"list"</text:span><text:span text:style-name="T32">&gt;</text:span></text:p>
            <text:p><text:span text:style-name="T32"><text:s text:c="4"/></text:span><text:span text:style-name="T32">&lt;path&gt;</text:span><text:span text:style-name="T33">keyboard,keymap</text:span><text:span text:style-name="T32">&lt;/path&gt;</text:span></text:p>
            <text:p><text:span text:style-name="T32"><text:s text:c="2"/></text:span><text:span text:style-name="T32">&lt;/pathlist&gt;</text:span></text:p>
            <text:p><text:span text:style-name="T32"><text:s text:c="2"/></text:span><text:span text:style-name="T32">&lt;selection </text:span><text:span text:style-name="T34">config:type=</text:span><text:span text:style-name="T35">"list"</text:span><text:span text:style-name="T32">&gt;</text:span></text:p>
            <text:p><text:span text:style-name="T32"><text:s text:c="4"/></text:span><text:span text:style-name="T32">&lt;entry&gt;</text:span></text:p>
            <text:p><text:span text:style-name="T32"><text:s text:c="6"/></text:span><text:span text:style-name="T32">&lt;value&gt;</text:span><text:span text:style-name="T33">english</text:span><text:span text:style-name="T32">&lt;/value&gt;&lt;label&gt;</text:span><text:span text:style-name="T33">English</text:span><text:span text:style-name="T32">&lt;/label&gt;</text:span></text:p>
            <text:p><text:span text:style-name="T32"><text:s text:c="4"/></text:span><text:span text:style-name="T32">&lt;/entry&gt;</text:span></text:p>
            <text:p><text:span text:style-name="T32"><text:s text:c="4"/></text:span><text:span text:style-name="T32">&lt;entry&gt;</text:span></text:p>
            <text:p><text:span text:style-name="T32"><text:s text:c="6"/></text:span><text:span text:style-name="T32">&lt;value&gt;</text:span><text:span text:style-name="T33">german</text:span><text:span text:style-name="T32">&lt;/value&gt;&lt;label&gt;</text:span><text:span text:style-name="T33">German</text:span><text:span text:style-name="T32">&lt;/label&gt;</text:span></text:p>
            <text:p><text:span text:style-name="T32"><text:s text:c="4"/></text:span><text:span text:style-name="T32">&lt;/entry&gt;</text:span></text:p>
            <text:p><text:span text:style-name="T32"><text:s text:c="2"/></text:span><text:span text:style-name="T32">&lt;/selection&gt;</text:span></text:p>
            <text:p><text:span text:style-name="T32">&lt;/ask&gt;</text:span></text:p>
          </draw:text-box>
        </draw:frame>
        <presentation:notes draw:style-name="dp2">
          <draw:page-thumbnail draw:style-name="gr1" draw:layer="layout" svg:width="0.001cm" svg:height="0.001cm" svg:x="0cm" svg:y="2.257cm" draw:page-number="32" presentation:class="page"/>
          <draw:frame presentation:style-name="pr16" draw:text-style-name="P9"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Exercise 7: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Preferred desktop environment</text:p>
                  </text:list-item>
                  <text:list-item>
                    <text:p>Username and password</text:p>
                  </text:list-item>
                  <text:list-item>
                    <text:p>/home filesystem to use (hint: it is a <text:span text:style-name="T24">symbol</text:span>)</text:p>
                  </text:list-item>
                </text:list>
              </text:list-item>
            </text:list>
          </draw:text-box>
        </draw:frame>
        <presentation:notes draw:style-name="dp2">
          <draw:page-thumbnail draw:style-name="gr1" draw:layer="layout" svg:width="0.001cm" svg:height="0.001cm" svg:x="0cm" svg:y="2.257cm" draw:page-number="33" presentation:class="page"/>
          <draw:frame presentation:style-name="pr9" draw:text-style-name="P9" draw:layer="layout" svg:width="16.799cm" svg:height="13.364cm" svg:x="2.1cm" svg:y="14.107cm" presentation:class="notes" presentation:placeholder="true">
            <draw:text-box/>
          </draw:frame>
        </presentation:notes>
      </draw:page>
      <draw:page draw:name="page34"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presentation:user-transformed="true">
          <draw:text-box>
            <text:p>Solution 7: Password</text:p>
          </draw:text-box>
        </draw:frame>
        <draw:frame draw:style-name="gr5" draw:text-style-name="P14" draw:layer="layout" svg:width="26.168cm" svg:height="10.848cm" svg:x="0.952cm" svg:y="3.89cm">
          <draw:text-box>
            <text:p><text:span text:style-name="T32">&lt;ask&gt;</text:span></text:p>
            <text:p><text:span text:style-name="T32"><text:s text:c="2"/></text:span><text:span text:style-name="T32">&lt;question&gt;</text:span><text:span text:style-name="T33">Password</text:span><text:span text:style-name="T32">&lt;/question&gt;</text:span></text:p>
            <text:p><text:span text:style-name="T32"><text:s text:c="2"/></text:span><text:span text:style-name="T32">&lt;type&gt;</text:span><text:span text:style-name="T33">string</text:span><text:span text:style-name="T32">&lt;/type&gt;</text:span></text:p>
            <text:p><text:span text:style-name="T32"><text:s text:c="2"/></text:span><text:span text:style-name="T32">&lt;password </text:span><text:span text:style-name="T34">config:type=</text:span><text:span text:style-name="T35">"boolean"</text:span><text:span text:style-name="T32">&gt;</text:span><text:span text:style-name="T33">true</text:span><text:span text:style-name="T32">&lt;/password&gt;</text:span></text:p>
            <text:p><text:span text:style-name="T32"><text:s text:c="2"/></text:span><text:span text:style-name="T32">&lt;pathlist </text:span><text:span text:style-name="T34">config:type=</text:span><text:span text:style-name="T35">"list"</text:span><text:span text:style-name="T32">&gt;</text:span></text:p>
            <text:p><text:span text:style-name="T32"><text:s text:c="4"/></text:span><text:span text:style-name="T32">&lt;path&gt;</text:span><text:span text:style-name="T33">users,0,user_password</text:span><text:span text:style-name="T32">&lt;/path&gt;</text:span></text:p>
            <text:p><text:span text:style-name="T32"><text:s text:c="4"/></text:span><text:span text:style-name="T32">&lt;path&gt;</text:span><text:span text:style-name="T33">users,1,user_password</text:span><text:span text:style-name="T32">&lt;/path&gt;</text:span></text:p>
            <text:p><text:span text:style-name="T32"><text:s text:c="2"/></text:span><text:span text:style-name="T32">&lt;/pathlist&gt;</text:span></text:p>
            <text:p><text:span text:style-name="T32"><text:s text:c="2"/></text:span><text:span text:style-name="T32">&lt;element </text:span><text:span text:style-name="T34">config:type=</text:span><text:span text:style-name="T35">"integer"</text:span><text:span text:style-name="T32">&gt;</text:span><text:span text:style-name="T33">1</text:span><text:span text:style-name="T32">&lt;/element&gt;</text:span></text:p>
            <text:p><text:span text:style-name="T32"><text:s text:c="2"/></text:span><text:span text:style-name="T32">&lt;dialog </text:span><text:span text:style-name="T34">config:type=</text:span><text:span text:style-name="T35">"integer"</text:span><text:span text:style-name="T32">&gt;</text:span><text:span text:style-name="T33">1</text:span><text:span text:style-name="T32">&lt;/dialog&gt;</text:span></text:p>
            <text:p><text:span text:style-name="T32">&lt;/ask&gt;</text:span></text:p>
          </draw:text-box>
        </draw:frame>
        <presentation:notes draw:style-name="dp2">
          <draw:page-thumbnail draw:style-name="gr1" draw:layer="layout" svg:width="0.001cm" svg:height="0.001cm" svg:x="0cm" svg:y="2.257cm" draw:page-number="34" presentation:class="page"/>
          <draw:frame presentation:style-name="pr16" draw:text-style-name="P9" draw:layer="layout" svg:width="16.799cm" svg:height="13.364cm" svg:x="2.1cm" svg:y="14.107cm" presentation:class="notes" presentation:placeholder="true">
            <draw:text-box/>
          </draw:frame>
        </presentation:notes>
      </draw:page>
      <draw:page draw:name="page35" draw:style-name="dp1" draw:master-page-name="Default_20_1_5f_" presentation:presentation-page-layout-name="AL2T1">
        <office:forms form:automatic-focus="false" form:apply-design-mode="false"/>
        <draw:frame presentation:style-name="pr17" draw:layer="layout" svg:width="25.199cm" svg:height="2.629cm" svg:x="1.4cm" svg:y="0.628cm" presentation:class="title" presentation:user-transformed="true">
          <draw:text-box>
            <text:p>Solution 7: Desktop Environment</text:p>
          </draw:text-box>
        </draw:frame>
        <draw:frame draw:style-name="gr5" draw:text-style-name="P13" draw:layer="layout" svg:width="26.168cm" svg:height="10.848cm" svg:x="0.952cm" svg:y="3.89cm">
          <draw:text-box>
            <text:p><text:span text:style-name="T32">&lt;ask&gt;</text:span></text:p>
            <text:p><text:span text:style-name="T32"><text:s text:c="2"/></text:span><text:span text:style-name="T32">&lt;title&gt;</text:span><text:span text:style-name="T33">Desktop Environment</text:span><text:span text:style-name="T32">&lt;/title&gt;</text:span></text:p>
            <text:p><text:span text:style-name="T32"><text:s text:c="2"/></text:span><text:span text:style-name="T32">&lt;question&gt;</text:span><text:span text:style-name="T33">What Desktop Environment do you prefer?</text:span><text:span text:style-name="T32">&lt;/question&gt;</text:span></text:p>
            <text:p><text:span text:style-name="T32"><text:s text:c="2"/></text:span><text:span text:style-name="T32">&lt;default&gt;</text:span><text:span text:style-name="T33">gnome</text:span><text:span text:style-name="T32">&lt;/default&gt;</text:span></text:p>
            <text:p><text:span text:style-name="T32"><text:s text:c="2"/></text:span><text:span text:style-name="T32">&lt;pathlist </text:span><text:span text:style-name="T34">config:type=</text:span><text:span text:style-name="T35">"list"</text:span><text:span text:style-name="T32">&gt;</text:span></text:p>
            <text:p><text:span text:style-name="T32"><text:s text:c="4"/></text:span><text:span text:style-name="T32">&lt;path&gt;</text:span><text:span text:style-name="T33">software,patterns,0</text:span><text:span text:style-name="T32">&lt;/path&gt;</text:span></text:p>
            <text:p><text:span text:style-name="T32"><text:s text:c="2"/></text:span><text:span text:style-name="T32">&lt;/pathlist&gt;</text:span></text:p>
            <text:p><text:span text:style-name="T32"><text:s text:c="2"/></text:span><text:span text:style-name="T32">&lt;selection </text:span><text:span text:style-name="T34">config:type=</text:span><text:span text:style-name="T35">"list"</text:span><text:span text:style-name="T32">&gt;</text:span></text:p>
            <text:p><text:span text:style-name="T32"><text:s text:c="4"/></text:span><text:span text:style-name="T32">&lt;entry&gt;&lt;value&gt;</text:span><text:span text:style-name="T33">gnome</text:span><text:span text:style-name="T32">&lt;/value&gt;&lt;label&gt;</text:span><text:span text:style-name="T33">GNOME</text:span><text:span text:style-name="T32">&lt;/label&gt;&lt;/entry&gt;</text:span></text:p>
            <text:p><text:span text:style-name="T32"><text:s text:c="4"/></text:span><text:span text:style-name="T32">&lt;entry&gt;&lt;value&gt;</text:span><text:span text:style-name="T33">kde</text:span><text:span text:style-name="T32">&lt;/value&gt;&lt;label&gt;</text:span><text:span text:style-name="T33">Plasma</text:span><text:span text:style-name="T32">&lt;/label&gt;&lt;/entry&gt;</text:span></text:p>
            <text:p><text:span text:style-name="T32"><text:s text:c="2"/></text:span><text:span text:style-name="T32">&lt;/selection&gt;</text:span></text:p>
            <text:p><text:span text:style-name="T32"><text:s text:c="2"/></text:span><text:span text:style-name="T32">&lt;dialog </text:span><text:span text:style-name="T34">config:type=</text:span><text:span text:style-name="T35">"integer"</text:span><text:span text:style-name="T32">&gt;</text:span><text:span text:style-name="T33">0</text:span><text:span text:style-name="T32">&lt;/dialog&gt;</text:span></text:p>
            <text:p><text:span text:style-name="T32">&lt;/ask&gt;</text:span></text:p>
          </draw:text-box>
        </draw:frame>
        <presentation:notes draw:style-name="dp2">
          <draw:page-thumbnail draw:style-name="gr1" draw:layer="layout" svg:width="0.001cm" svg:height="0.001cm" svg:x="0cm" svg:y="2.257cm" draw:page-number="35" presentation:class="page"/>
          <draw:frame presentation:style-name="pr16" draw:text-style-name="P9" draw:layer="layout" svg:width="16.799cm" svg:height="13.364cm" svg:x="2.1cm" svg:y="14.107cm" presentation:class="notes" presentation:placeholder="true">
            <draw:text-box/>
          </draw:frame>
        </presentation:notes>
      </draw:page>
      <draw:page draw:name="page36"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6" presentation:class="page"/>
          <draw:frame presentation:style-name="pr6" draw:text-style-name="P4"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Shell, Perl and Python are supported</text:p>
              </text:list-item>
              <text:list-item>
                <text:p><text:span text:style-name="T28">Scripts can be defined inline or downloaded (using </text:span><text:span text:style-name="T26">file, device, http(s), ftp, nfs, usb, label, etc.)</text:span></text:p>
              </text:list-item>
              <text:list-item>
                <text:p>See <text:a xlink:href="https://susedoc.github.io/doc-sle/develop/opensuse-autoyast/html/configuration.html#createprofile.scripts" xlink:type="simple">Custom User Scripts</text:a></text:p>
              </text:list-item>
            </text:list>
          </draw:text-box>
        </draw:frame>
        <presentation:notes draw:style-name="dp2">
          <draw:page-thumbnail draw:style-name="gr1" draw:layer="layout" svg:width="0.001cm" svg:height="0.001cm" svg:x="0cm" svg:y="2.257cm" draw:page-number="37" presentation:class="page"/>
          <draw:frame presentation:style-name="pr9" draw:text-style-name="P4"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Modifying the Profile on the Flight</text:p>
          </draw:text-box>
        </draw:frame>
        <draw:frame presentation:style-name="pr13" draw:layer="layout" svg:width="25.199cm" svg:height="9.134cm" svg:x="1.4cm" svg:y="3.685cm" presentation:class="outline" presentation:placeholder="true">
          <draw:text-box/>
        </draw:frame>
        <presentation:notes draw:style-name="dp2">
          <office:forms form:automatic-focus="false" form:apply-design-mode="false"/>
          <draw:page-thumbnail draw:style-name="gr1" draw:layer="layout" svg:width="0.001cm" svg:height="0.001cm" svg:x="0cm" svg:y="2.257cm" draw:page-number="38" presentation:class="page"/>
          <draw:frame presentation:style-name="pr9" draw:text-style-name="P9"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1" draw:layer="layout" svg:width="26.028cm" svg:height="1.52cm" svg:x="1.014cm" svg:y="10.474cm">
          <draw:text-box>
            <text:p text:style-name="P8"><text:span text:style-name="T27">yast ayast_setup setup filename=/path/to/autoinst.xml</text:span></text:p>
          </draw:text-box>
        </draw:frame>
        <presentation:notes draw:style-name="dp2">
          <draw:page-thumbnail draw:style-name="gr1" draw:layer="layout" svg:width="0.001cm" svg:height="0.001cm" svg:x="0cm" svg:y="2.257cm" draw:page-number="39" presentation:class="page"/>
          <draw:frame presentation:style-name="pr9" draw:text-style-name="P4"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2">Part of the work can be delegated to a <text:span text:style-name="T24">Configuration Management System</text:span></text:p>
              </text:list-item>
              <text:list-item>
                <text:p text:style-name="P12">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40" presentation:class="page"/>
          <draw:frame presentation:style-name="pr9" draw:text-style-name="P4"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When something goes wrong</text:p>
          </draw:text-box>
        </draw:frame>
        <draw:frame presentation:style-name="pr13" draw:layer="layout" svg:width="25.199cm" svg:height="9.134cm" svg:x="1.4cm" svg:y="3.685cm" presentation:class="outline">
          <draw:text-box>
            <text:list text:style-name="L2">
              <text:list-item>
                <text:p><text:span text:style-name="T26">Check YaST logs (/var/log/YaST2)</text:span></text:p>
              </text:list-item>
              <text:list-item>
                <text:p><text:span text:style-name="T26">/var/adm/autoinstall/</text:span></text:p>
              </text:list-item>
              <text:list-item>
                <text:p><text:span text:style-name="T26">/var/adm/autoinstall/cache/installedSystem.xml</text:span></text:p>
              </text:list-item>
              <text:list-item>
                <text:p><text:span text:style-name="T26">Ask for help on the mailing lists, or the forums or IRC</text:span></text:p>
              </text:list-item>
              <text:list-item>
                <text:p><text:span text:style-name="T26">Open a bug report if you think it is an AutoYaST problem</text:span></text:p>
              </text:list-item>
            </text:list>
          </draw:text-box>
        </draw:frame>
        <presentation:notes draw:style-name="dp2">
          <draw:page-thumbnail draw:style-name="gr1" draw:layer="layout" svg:width="0.001cm" svg:height="0.001cm" svg:x="0cm" svg:y="2.257cm" draw:page-number="41" presentation:class="page"/>
          <draw:frame presentation:style-name="pr9" draw:text-style-name="P9" draw:layer="layout" svg:width="16.799cm" svg:height="13.364cm" svg:x="2.1cm" svg:y="14.107cm" presentation:class="notes" presentation:placeholder="true">
            <draw:text-box/>
          </draw:frame>
        </presentation:notes>
      </draw:page>
      <draw:page draw:name="page42"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hank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2" presentation:class="page"/>
          <draw:frame presentation:style-name="pr20" draw:text-style-name="P9"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Stefan Schubert</text:p>
              </text:list-item>
              <text:list-item>
                <text:p>The openSUSE Project!</text:p>
              </text:list-item>
            </text:list>
          </draw:text-box>
        </draw:frame>
        <presentation:notes draw:style-name="dp2">
          <draw:page-thumbnail draw:style-name="gr1" draw:layer="layout" svg:width="0.001cm" svg:height="0.001cm" svg:x="0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ferences</text:p>
          </draw:text-box>
        </draw:frame>
        <draw:frame presentation:style-name="pr8" draw:layer="layout" svg:width="25.199cm" svg:height="10.686cm" svg:x="1.4cm" svg:y="3.685cm" presentation:class="outline" presentation:user-transformed="true">
          <draw:text-box>
            <text:list text:style-name="L2">
              <text:list-item>
                <text:p>AutoYaST documentation for openSUSE</text:p>
                <text:p><text:a xlink:href="http://doc.opensuse.org/projects/autoyast/" xlink:type="simple">http://doc.opensuse.org/projects/autoyast/</text:a></text:p>
                <text:p/>
              </text:list-item>
            </text:list>
          </draw:text-box>
        </draw:frame>
        <presentation:notes draw:style-name="dp2">
          <draw:page-thumbnail draw:style-name="gr1" draw:layer="layout" svg:width="0.001cm" svg:height="0.001cm" svg:x="0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page45"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Question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5" presentation:class="page"/>
          <draw:frame presentation:style-name="pr20" draw:text-style-name="P4" draw:layer="layout" svg:width="16.799cm" svg:height="13.364cm" svg:x="2.1cm" svg:y="14.107cm" presentation:class="notes" presentation:placeholder="true">
            <draw:text-box/>
          </draw:frame>
        </presentation:notes>
      </draw:page>
      <draw:page draw:name="page46"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46" presentation:class="page"/>
          <draw:frame presentation:style-name="pr21" draw:text-style-name="P4" draw:layer="layout" svg:width="16.799cm" svg:height="13.364cm" svg:x="2.1cm" svg:y="14.107cm" presentation:class="notes" presentation:placeholder="true">
            <draw:text-box/>
          </draw:frame>
        </presentation:notes>
      </draw:page>
      <draw:page draw:name="page47"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47" presentation:class="page"/>
          <draw:frame presentation:style-name="pr2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ource_20_code_5f_1" style:display-name="Source code_1" style:family="graphic" style:parent-style-name="Default_5f_1">
      <style:graphic-properties draw:stroke="none" draw:stroke-dash="Dashed_20__28_var_29__20_4" draw:fill="none" draw:fill-color="#ffffff" draw:fill-gradient-name="Gradient_20_2" draw:fill-hatch-name="Hatching_20_1" draw:fill-image-name="Bitmap_20_1" fo:min-height="11.604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4T07:46:05.623126889</dc:date>
    <meta:editing-duration>P5DT11H51M53S</meta:editing-duration>
    <meta:editing-cycles>85</meta:editing-cycles>
    <meta:generator>LibreOffice/6.0.4.2$Linux_X86_64 LibreOffice_project/00m0$Build-2</meta:generator>
    <meta:document-statistic meta:object-count="291"/>
  </office:meta>
</office:document-meta>
</file>